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MethodBinding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Constant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MethodBinding.setTransient( boolean isTrans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invoke( FacesContext context , Object param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ConstantMethodBinding( String 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getTyp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